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Βασικό" style:master-page-name="MP0" style:family="paragraph">
      <style:paragraph-properties fo:keep-with-next="always" fo:keep-together="always" fo:break-before="page" fo:border="0in solid #FFFFFF" fo:padding="0.4305in" style:shadow="#000000 0in 0in" fo:text-align="center" fo:margin-top="0.2777in" fo:margin-bottom="0.0833in" fo:line-height="115%" style:page-number="1"/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P2" style:parent-style-name="Βασικό" style:family="paragraph">
      <style:paragraph-properties fo:keep-with-next="always" fo:keep-together="always" fo:border="0in solid #FFFFFF" fo:padding="0.4305in" style:shadow="#000000 0in 0in" fo:text-align="center" fo:margin-top="0.1666in" fo:margin-bottom="0in"/>
    </style:style>
    <style:style style:name="T3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 fo:language="el" fo:country="GR"/>
    </style:style>
    <style:style style:name="T4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/>
    </style:style>
    <style:style style:name="T5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 fo:language="el" fo:country="GR"/>
    </style:style>
    <style:style style:name="T6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/>
    </style:style>
    <style:style style:name="T7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 fo:language="el" fo:country="GR"/>
    </style:style>
    <style:style style:name="T8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/>
    </style:style>
    <style:style style:name="T9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 fo:language="el" fo:country="GR"/>
    </style:style>
    <style:style style:name="P10" style:parent-style-name="Βασικό" style:family="paragraph">
      <style:paragraph-properties fo:keep-with-next="always" fo:keep-together="always" fo:border="0in solid #FFFFFF" fo:padding="0.4305in" style:shadow="#000000 0in 0in" fo:margin-top="0.25in" fo:margin-bottom="0.0833in" fo:line-height="115%"/>
      <style:text-properties style:font-name="Arial" style:font-name-asian="Arial" style:font-name-complex="Arial" fo:color="#000000" fo:font-size="16pt" style:font-size-asian="16pt" style:font-size-complex="16pt" fo:language="el" fo:country="GR"/>
    </style:style>
    <style:style style:name="P11" style:parent-style-name="Βασικό" style:family="paragraph">
      <style:paragraph-properties fo:margin-bottom="0in" fo:line-height="115%"/>
    </style:style>
    <style:style style:name="T12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T13" style:parent-style-name="Προεπιλεγμένηγραμματοσειρά" style:family="text">
      <style:text-properties style:font-name="Arial" style:font-name-asian="Arial" style:font-name-complex="Arial"/>
    </style:style>
    <style:style style:name="T14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T15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16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17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18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19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0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1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2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3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4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5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6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7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8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9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30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P31" style:parent-style-name="Βασικό" style:family="paragraph">
      <style:paragraph-properties fo:margin-bottom="0in" fo:line-height="115%"/>
      <style:text-properties style:font-name="Arial" style:font-name-asian="Arial" style:font-name-complex="Arial" fo:language="el" fo:country="GR"/>
    </style:style>
  </office:automatic-styles>
  <office:body>
    <office:text text:use-soft-page-breaks="true">
      <text:p text:style-name="P1"><text:bookmark-start text:name="_heading=h.wdhth75lrtnf"/><text:bookmark-end text:name="_heading=h.wdhth75lrtnf"/>Φύλλο Εργασίας 8</text:p>
      <text:p text:style-name="P2"><text:bookmark-start text:name="_heading=h.3ekfpl139xft"/><text:bookmark-end text:name="_heading=h.3ekfpl139xft"/><text:span text:style-name="T3">Οθόνη<text:s/></text:span><text:span text:style-name="T4">LCD</text:span><text:span text:style-name="T5"><text:s/>με σύνδεση<text:s/></text:span><text:span text:style-name="T6">I</text:span><text:span text:style-name="T7">2</text:span><text:span text:style-name="T8">C</text:span><text:span text:style-name="T9"><text:s/></text:span></text:p>
      <text:p text:style-name="P10"><text:bookmark-start text:name="_heading=h.5y8vc6in39g"/><text:bookmark-end text:name="_heading=h.5y8vc6in39g"/>Δραστηριότητα<text:s/></text:p>
      <text:p text:style-name="P11"><text:span text:style-name="T12">Κάντε το<text:s/></text:span><text:span text:style-name="T13">tutorial</text:span><text:span text:style-name="T14"><text:s/></text:span><text:a xlink:href="https://lastminuteengineers.com/i2c-lcd-arduino-tutorial/" office:target-frame-name="_top" xlink:show="replace"><text:span text:style-name="T15">https</text:span><text:span text:style-name="T16">://</text:span><text:span text:style-name="T17">lastminuteengineers</text:span><text:span text:style-name="T18">.</text:span><text:span text:style-name="T19">com</text:span><text:span text:style-name="T20">/</text:span><text:span text:style-name="T21">i</text:span><text:span text:style-name="T22">2</text:span><text:span text:style-name="T23">c</text:span><text:span text:style-name="T24">-</text:span><text:span text:style-name="T25">lcd</text:span><text:span text:style-name="T26">-</text:span><text:span text:style-name="T27">arduino</text:span><text:span text:style-name="T28">-</text:span><text:span text:style-name="T29">tutorial</text:span><text:span text:style-name="T30">/</text:span></text:a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ερ-σύνδεσηπουακολουθήθηκε" style:display-name="Υπερ-σύνδεση που ακολουθήθηκε" style:family="text" style:parent-style-name="Προεπιλεγμένηγραμματοσειρά">
      <style:text-properties fo:color="#954F72" style:text-underline-type="single" style:text-underline-style="solid" style:text-underline-width="auto" style:text-underline-mode="continuous"/>
    </style:style>
    <style:style style:name="Προ-διαμορφωμένοHTML" style:display-name="Προ-διαμορφωμένο HTML" style:family="paragraph" style:parent-style-name="Βασικό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urier New" style:font-name-asian="Times New Roman" style:font-name-complex="Courier New" fo:font-size="10pt" style:font-size-asian="10pt" style:font-size-complex="10pt" style:language-asian="el" style:country-asian="GR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border="0in solid #FFFFFF" fo:padding="0.4305in" style:shadow="#000000 0in 0in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22:00Z</meta:creation-date>
    <dc:date>2025-05-11T18:22:00Z</dc:date>
    <meta:template xlink:href="Normal.dotm" xlink:type="simple"/>
    <meta:editing-cycles>2</meta:editing-cycles>
    <meta:editing-duration>PT60S</meta:editing-duration>
    <meta:document-statistic meta:page-count="1" meta:paragraph-count="1" meta:word-count="33" meta:character-count="211" meta:row-count="1" meta:non-whitespace-character-count="179"/>
  </office:meta>
</office:document-meta>
</file>